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26bcd" officeooo:paragraph-rsid="00026bc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style:font-name="Liberation Serif" fo:font-size="14pt" fo:letter-spacing="normal" fo:font-style="normal" fo:font-weight="bold" officeooo:rsid="00044c5c" officeooo:paragraph-rsid="00044c5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4pt" fo:font-weight="bold" officeooo:rsid="00044c5c" officeooo:paragraph-rsid="00044c5c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variant="normal" fo:text-transform="none" fo:color="#2d2f31" style:font-name="Liberation Serif" fo:font-size="14pt" fo:letter-spacing="normal" fo:font-style="normal" fo:font-weight="bold" officeooo:rsid="00026bcd" officeooo:paragraph-rsid="00026bc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color="#bcbec4" style:font-name="JetBrains Mono" fo:font-size="10pt" fo:font-weight="normal" style:font-size-asian="10pt" style:font-style-asian="normal" style:font-weight-asian="normal"/>
    </style:style>
    <style:style style:name="T2" style:family="text">
      <style:text-properties fo:color="#bcbec4" style:font-name="JetBrains Mono" fo:font-size="10pt" style:font-size-asian="10pt" style:font-style-asian="normal"/>
    </style:style>
    <style:style style:name="T3" style:family="text">
      <style:text-properties fo:color="#8888c6" style:font-name="JetBrains Mono" fo:font-size="10pt" fo:font-weight="normal" style:font-size-asian="10pt" style:font-style-asian="normal" style:font-weight-asian="normal"/>
    </style:style>
    <style:style style:name="T4" style:family="text">
      <style:text-properties fo:color="#8888c6" style:font-name="JetBrains Mono" fo:font-size="10pt" style:font-size-asian="10pt" style:font-style-asian="normal"/>
    </style:style>
    <style:style style:name="T5" style:family="text">
      <style:text-properties fo:color="#6aab73" style:font-name="JetBrains Mono" fo:font-size="10pt" fo:font-weight="normal" style:font-size-asian="10pt" style:font-style-asian="normal" style:font-weight-asian="normal"/>
    </style:style>
    <style:style style:name="T6" style:family="text">
      <style:text-properties fo:color="#6aab73" style:font-name="JetBrains Mono" fo:font-size="10pt" style:font-size-asian="10pt" style:font-style-asian="normal"/>
    </style:style>
    <style:style style:name="T7" style:family="text">
      <style:text-properties fo:color="#2aacb8" style:font-name="JetBrains Mono" fo:font-size="10pt" fo:font-weight="normal" style:font-size-asian="10pt" style:font-style-asian="normal" style:font-weight-asian="normal"/>
    </style:style>
    <style:style style:name="T8" style:family="text">
      <style:text-properties fo:color="#2aacb8" style:font-name="JetBrains Mono" fo:font-size="10pt" style:font-size-asian="10pt" style:font-style-asian="normal"/>
    </style:style>
    <style:style style:name="T9" style:family="text">
      <style:text-properties fo:color="#c9211e" style:font-name="JetBrains Mono" fo:font-size="10pt" style:font-size-asian="10pt" style:font-style-asian="normal"/>
    </style:style>
    <style:style style:name="T10" style:family="text">
      <style:text-properties fo:color="#158466" style:font-name="JetBrains Mono" fo:font-size="10pt" style:font-size-asian="10pt" style:font-style-asian="normal"/>
    </style:style>
    <style:style style:name="T11" style:family="text">
      <style:text-properties fo:color="#00a933" style:font-name="JetBrains Mono" fo:font-size="10pt" style:font-size-asian="10pt" style:font-style-asian="normal"/>
    </style:style>
    <style:style style:name="T12" style:family="text">
      <style:text-properties fo:color="#800080" style:font-name="JetBrains Mono" fo:font-size="10pt" style:font-size-asian="10pt" style:font-style-asian="normal"/>
    </style:style>
    <style:style style:name="T13" style:family="text">
      <style:text-properties fo:color="#2a6099" style:font-name="JetBrains Mono" fo:font-size="10pt" style:font-size-asian="10pt" style:font-style-asian="normal"/>
    </style:style>
    <style:style style:name="T14" style:family="text">
      <style:text-properties fo:color="#000000" style:font-name="JetBrains Mono" fo:font-size="10pt" style:font-size-asian="10pt" style:font-style-asian="normal"/>
    </style:style>
    <style:style style:name="T15" style:family="text">
      <style:text-properties fo:color="#000000" style:font-name="JetBrains Mono" fo:font-size="10pt" style:font-size-asian="10pt" style:font-style-asian="normal"/>
    </style:style>
    <style:style style:name="T16" style:family="text">
      <style:text-properties fo:color="#000000" style:font-name="JetBrains Mono" fo:font-size="10pt" style:font-size-asian="10pt" style:font-style-asian="normal"/>
    </style:style>
    <style:style style:name="T17" style:family="text">
      <style:text-properties fo:color="#ff4000" style:font-name="JetBrains Mono" fo:font-size="10pt" style:font-size-asian="10pt" style:font-style-asian="normal"/>
    </style:style>
    <style:style style:name="T18" style:family="text">
      <style:text-properties fo:color="#ff4000" style:font-name="JetBrains Mono" fo:font-size="10pt" style:font-size-asian="10pt" style:font-style-asian="normal"/>
    </style:style>
    <style:style style:name="T19" style:family="text">
      <style:text-properties fo:font-variant="normal" fo:text-transform="none" fo:color="#2d2f31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LLANGE CONVERT STRING INTO NUMBER WITH ASK USER TO INPUT / ENTER NUMBER</text:p>
      <text:p text:style-name="P1"/>
      <text:p text:style-name="P1">INT() EXCERCISE</text:p>
      <text:p text:style-name="P1"/>
      <text:p text:style-name="P5">In a Python file, use input() to ask the user to enter an integer &amp; that 10 will be added to. <text:s/>Assign what they type to a variable.</text:p>
      <text:p text:style-name="P6">print() the sum of the integer they entered and 10.</text:p>
      <text:p text:style-name="P6"/>
      <text:p text:style-name="P2"><text:span text:style-name="T9">Number</text:span><text:span text:style-name="T2"> </text:span><text:span text:style-name="T14">=</text:span><text:span text:style-name="T2"> </text:span><text:span text:style-name="T12">int</text:span><text:span text:style-name="T14">(</text:span><text:span text:style-name="T14">i</text:span><text:span text:style-name="T17">nput</text:span><text:span text:style-name="T14">(</text:span><text:span text:style-name="T11">"Enter your number"</text:span><text:span text:style-name="T14">))</text:span><text:line-break/><text:span text:style-name="T13">print</text:span><text:span text:style-name="T14">(</text:span><text:span text:style-name="T4">type</text:span><text:span text:style-name="T14">(</text:span><text:span text:style-name="T9">Number</text:span><text:span text:style-name="T14">))</text:span><text:line-break/><text:line-break/><text:span text:style-name="T9">Final_Number</text:span><text:span text:style-name="T2"> </text:span><text:span text:style-name="T14">=</text:span><text:span text:style-name="T2"> </text:span><text:span text:style-name="T12">int</text:span><text:span text:style-name="T14">(</text:span><text:span text:style-name="T17">Number</text:span><text:span text:style-name="T2"> </text:span><text:span text:style-name="T14">+</text:span><text:span text:style-name="T2"> </text:span><text:span text:style-name="T8">10</text:span><text:span text:style-name="T14">)</text:span><text:line-break/><text:span text:style-name="T13">print</text:span><text:span text:style-name="T14">(</text:span><text:span text:style-name="T11">"Your final number is "</text:span><text:span text:style-name="T14">+</text:span><text:span text:style-name="T2"> </text:span><text:span text:style-name="T12">str</text:span><text:span text:style-name="T14">(</text:span><text:span text:style-name="T9">Final_Number</text:span><text:span text:style-name="T14">))</text:span></text:p>
      <text:p text:style-name="P2"/>
      <text:p text:style-name="P3">OUTPUT</text:p>
      <text:p text:style-name="P3">Enter your number10</text:p>
      <text:p text:style-name="P3">&lt;class 'int'&gt;</text:p>
      <text:p text:style-name="P3">Your final number is 20</text:p>
      <text:p text:style-name="P3"/>
      <text:p text:style-name="P4"><text:span text:style-name="T19">Process finished with exit code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0T00:06:15.105490446</dc:date>
    <meta:editing-duration>PT7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7" meta:character-count="508" meta:non-whitespace-character-count="429"/>
  </office:meta>
</office:document-meta>
</file>